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DejaVu Sans2" svg:font-family="'DejaVu Sans'"/>
    <style:font-face style:font-family-generic="swiss" style:name="FreeSans2" svg:font-family="FreeSans"/>
    <style:font-face style:font-pitch="variable" style:name="FreeSans1" svg:font-family="FreeSans"/>
    <style:font-face style:font-pitch="variable" style:name="Lucida Sans Unicode" svg:font-family="'Lucida Sans Unicode'"/>
    <style:font-face style:font-pitch="variable" style:name="Noto Sans CJK SC Regular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1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7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9" style:parent-style-name="UrbanBody">
      <style:text-properties fo:font-size="10.5pt" officeooo:paragraph-rsid="001a571a" style:font-name="Arial" style:font-size-asian="10.5pt" style:font-size-complex="10.5pt" style:text-underline-style="non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090719"/>
    </style:style>
    <style:style style:family="text" style:name="T4">
      <style:text-properties fo:text-transform="uppercase" officeooo:rsid="0022c4d6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05ad24"/>
    </style:style>
    <style:style style:family="text" style:name="T17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8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19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1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2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0">do text</text:p><text:p text:style-name="P10">from document(at=header, format='odt')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4">ATTESTATION</text:span><text:span text:style-name="T1"> d'affichage </text:span><text:span text:style-name="T2">DE LA </text:span><text:span text:style-name="T3">DÉCISION</text:span></text:p>
      <text:p text:style-name="P9"/>
      <text:p text:style-name="P2"/>
      <text:p text:style-name="P2"/>
      <text:p text:style-name="P2"><office:annotation><dc:creator>Gauthier Bastien</dc:creator><dc:date>2011-02-16T16:12:24</dc:date><text:p text:style-name="P11">do text if self.hasMultipleApplicants()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do text if self.hasSingleApplicant()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5"/>
      <text:p text:style-name="P6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Fléron.</text:span>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3"/>
      <text:p text:style-name="P4"><office:annotation><dc:creator>bleybaert</dc:creator><dc:date>2018-07-20T13:49:50.721069032</dc:date><loext:sender-initials>ble</loext:sender-initials><text:p text:style-name="P11">do text</text:p><text:p text:style-name="P11">from document(at=signatures, format='odt')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2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1-02-19T08:47:31.667535875</dc:date>
    <meta:editing-duration>PT5M21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24" meta:character-count="915" meta:non-whitespace-character-count="818"/>
  </office:meta>
</office:document-meta>
</file>